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OLITTI</text:p>
      <text:p text:style-name="P3"/>
      <text:p text:style-name="Standard"/>
      <text:p text:style-name="Standard"/>
      <text:p text:style-name="Standard">L'epoca giolittiana (1903-1914 per giolitti che è stato primo ministro)</text:p>
      <text:p text:style-name="Standard"><text:span text:style-name="T1">Giolitti era un liberale</text:span> </text:p>
      <text:p text:style-name="Standard">Con Giolitti <text:span text:style-name="T1">continua ad esserci la spaccatura tra Nord e Sud</text:span></text:p>
      <text:p text:style-name="Standard"><text:span text:style-name="T1">Il Nord effettivamente cresce economicamente, mentre il Sud rimase un paese agricolo</text:span> e ai contadini non venne offerta nessuna occasione di miglioramento.</text:p>
      <text:p text:style-name="Standard"/>
      <text:p text:style-name="Standard"><text:span text:style-name="T4">Giolitti si rende conto dell'importanza delle masse</text:span><text:span text:style-name="T1"> </text:span><text:span text:style-name="T2">e che</text:span> era importante avere il loro consenso. Perciò<text:span text:style-name="T1"> andò in contro ad alcune richieste dei lavoratori</text:span> (<text:span text:style-name="T3">salari più alti e condizioni di lavoro migliori, istruzione elementare per tutti</text:span>).</text:p>
      <text:p text:style-name="P8">Garantire salari più alti garantisce la possibilità di vendere i prodotti dell'industria internamente.</text:p>
      <text:p text:style-name="Standard">Andare incontro ai lavoratori <text:span text:style-name="T1">significava anche ridurre il rischio di rivoluzioni.</text:span></text:p>
      <text:list xml:id="list2019659207296779488" text:style-name="L1">
        <text:list-header>
          <text:p text:style-name="P4"/>
          <text:p text:style-name="P4">L'orario di lavoro venne fissato ad un massimo di 12 ore giornaliere.</text:p>
        </text:list-header>
      </text:list>
      <text:p text:style-name="Standard"><text:tab/>I bambini di età inferiore a 12 anni <text:span text:style-name="T1">non</text:span> potevano lavorare.</text:p>
      <text:list xml:id="list7588838100468275382" text:style-name="L2">
        <text:list-header>
          <text:p text:style-name="P5">C'erano le riforme che tutelavano i lavoratori nel caso di malattia o maternità</text:p>
          <text:p text:style-name="P5">Venne garantita l'istruzione elementare a tutti.</text:p>
        </text:list-header>
      </text:list>
      <text:list xml:id="list5834707631014736730" text:style-name="L3">
        <text:list-header>
          <text:p text:style-name="P6"/>
        </text:list-header>
      </text:list>
      <text:p text:style-name="Standard"><text:span text:style-name="T1">Giolitti scelse il </text:span><text:span text:style-name="T4">protezionismo</text:span> e questo favorì moltissimo l'industria e ciò porto anche a più offerte di lavoro.</text:p>
      <text:p text:style-name="Standard"/>
      <text:p text:style-name="P1">Tutto ciò però avveniva solo al Nord.</text:p>
      <text:p text:style-name="Standard"/>
      <text:p text:style-name="P1">Al Sud invece favoriva solo i grandi proprietari terrieri, ma sfavorì moltissimo la popolazione.</text:p>
      <text:p text:style-name="Standard">Perchè <text:span text:style-name="T1">venne aumentato il prezzo di beni fondamentali </text:span>come la farina e il pane.</text:p>
      <text:p text:style-name="Standard"/>
      <text:p text:style-name="Standard">Il protezionismo quindi <text:span text:style-name="T1">favorì</text:span>:</text:p>
      <text:p text:style-name="Standard">- Gli imprenditori di industria</text:p>
      <text:p text:style-name="Standard">- Lavoratori nell'industria</text:p>
      <text:p text:style-name="Standard">- Proprietari terrieri</text:p>
      <text:p text:style-name="Standard"/>
      <text:p text:style-name="Standard">e <text:span text:style-name="T1">sfavorì</text:span>: </text:p>
      <text:p text:style-name="Standard">- la popolazione del Sud, che lavorava nei campi.</text:p>
      <text:p text:style-name="Standard"><text:s/></text:p>
      <text:p text:style-name="Standard"/>
      <text:p text:style-name="Standard"><text:span text:style-name="T1">Lui</text:span> era convinto che lo Stato non doveva intervenire con la forza contro gli scioperi, <text:span text:style-name="T1">lasciava</text:span> quindi <text:span text:style-name="T1">la libertà di sciopero.</text:span></text:p>
      <text:p text:style-name="Standard"/>
      <text:p text:style-name="Standard">Il triangolo industriale era: Milano – Torino – Genova.</text:p>
      <text:p text:style-name="Standard"/>
      <text:p text:style-name="Standard">Il partito socialista nasce nel 1892 (con <text:span text:style-name="T1">Filippo turati che era un minimalista</text:span>)</text:p>
      <text:p text:style-name="Standard">è sempre stato diviso al suo interno tra due correnti principali: </text:p>
      <text:p text:style-name="Standard"/>
      <text:p text:style-name="Standard">- <text:span text:style-name="T1">Corrente massimalista</text:span> --&gt; corrente di coloro che volevano seguire il programma maximo (<text:span text:style-name="T3">rivoluzione contro la borghesia</text:span>)</text:p>
      <text:p text:style-name="Standard"/>
      <text:p text:style-name="Standard">- <text:span text:style-name="T1">Corrente minimalista</text:span> --&gt; <text:span text:style-name="T3">Non vedeva la rivoluzione come priorità.</text:span> I lavoratori dovevano avere condizioni di lavoro migliori.</text:p>
      <text:p text:style-name="Standard"/>
      <text:p text:style-name="Standard"><text:soft-page-break/>Contrariamente al passato, <text:span text:style-name="T1">nel 1904</text:span> ebbe la maggioranza la corrente massimalista e <text:span text:style-name="T1">ci fu uno sciopero generale. Giolitti lasciò fare lo sciopero.</text:span></text:p>
      <text:p text:style-name="P1"/>
      <text:p text:style-name="Standard">L'obiettivo finale dei marxisti era quello di abolire la proprietà privata</text:p>
      <text:p text:style-name="Standard"/>
      <text:p text:style-name="Standard">Nel 1906-1907 la corrente massimalista andò in minoranza come in passato, fino al 1921, quando i massimalisti fondono un nuovo partito: <text:span text:style-name="T1">il partito comunis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M45S</meta:editing-duration>
    <meta:editing-cycles>10</meta:editing-cycles>
    <meta:generator>OpenOffice/4.1.3$Win32 OpenOffice.org_project/413m1$Build-9783</meta:generator>
    <dc:date>2017-11-01T16:25:48.48</dc:date>
    <dc:creator>Cristian Borelli</dc:creator>
    <meta:document-statistic meta:table-count="0" meta:image-count="0" meta:object-count="0" meta:page-count="2" meta:paragraph-count="32" meta:word-count="380" meta:character-count="2446"/>
    <meta:user-defined meta:name="Info 1"/>
    <meta:user-defined meta:name="Info 2"/>
    <meta:user-defined meta:name="Info 3"/>
    <meta:user-defined meta:name="Info 4"/>
  </office:meta>
</office:document-meta>
</file>